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83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7063in"/>
    </style:style>
    <style:style style:name="co7" style:family="table-column">
      <style:table-column-properties fo:break-before="auto" style:column-width="1.760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1161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1811in"/>
    </style:style>
    <style:style style:name="co13" style:family="table-column">
      <style:table-column-properties fo:break-before="auto" style:column-width="1.203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061in"/>
    </style:style>
    <style:style style:name="co16" style:family="table-column">
      <style:table-column-properties fo:break-before="auto" style:column-width="1.01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4bd5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ff808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808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ontent-validations>
        <table:content-validation table:name="val1" table:condition="oooc:cell-content-is-in-list(imageTypes)" table:allow-empty-cell="true" table:display-list="unsorted" table:base-cell-address="Enemy.B4"/>
        <table:content-validation table:name="val2" table:condition="oooc:cell-content-is-in-list(behaviors)" table:allow-empty-cell="true" table:display-list="unsorted" table:base-cell-address="Enemy.B6"/>
        <table:content-validation table:name="val3" table:condition="oooc:cell-content-is-in-list(weapons)" table:allow-empty-cell="true" table:display-list="unsorted" table:base-cell-address="Enemy.B8"/>
        <table:content-validation table:name="val4" table:condition="oooc:cell-content-is-in-list(particles)" table:allow-empty-cell="true" table:display-list="unsorted" table:base-cell-address="Enemy.B16"/>
      </table:content-validations>
      <table:table table:name="Enem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5" table:number-columns-repeated="4" table:default-cell-style-name="ce7"/>
        <table:table-column table:style-name="co8" table:default-cell-style-name="ce7"/>
        <table:table-column table:style-name="co8" table:number-columns-repeated="241" table:default-cell-style-name="Default"/>
        <table:table-row table:style-name="ro1">
          <table:table-cell table:style-name="ce1" office:value-type="string">
            <text:p>Enemy</text:p>
          </table:table-cell>
          <table:table-cell table:style-name="ce1" office:value-type="string">
            <text:p>Name</text:p>
          </table:table-cell>
          <table:table-cell table:style-name="ce8" table:number-columns-repeated="13"/>
          <table:table-cell table:number-columns-repeated="241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241"/>
        </table:table-row>
        <table:table-row table:style-name="ro1">
          <table:table-cell table:style-name="ce1" office:value-type="string">
            <text:p>Properties</text:p>
          </table:table-cell>
          <table:table-cell table:style-name="ce1" office:value-type="string">
            <text:p>Image Type</text:p>
          </table:table-cell>
          <table:table-cell table:style-name="ce1" office:value-type="string">
            <text:p>Image Path</text:p>
          </table:table-cell>
          <table:table-cell table:style-name="ce1" office:value-type="string">
            <text:p>Mass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Point Value</text:p>
          </table:table-cell>
          <table:table-cell table:style-name="ce1" office:value-type="string">
            <text:p>Minimum Player Score</text:p>
          </table:table-cell>
          <table:table-cell table:style-name="ce1" office:value-type="string">
            <text:p>Maximum Player Score</text:p>
          </table:table-cell>
          <table:table-cell table:style-name="ce1" office:value-type="string">
            <text:p>Max Instance Per Wave</text:p>
          </table:table-cell>
          <table:table-cell table:style-name="ce1" table:number-columns-repeated="5"/>
          <table:table-cell table:style-name="ce2" table:number-columns-repeated="241"/>
        </table:table-row>
        <table:table-row table:style-name="ro1">
          <table:table-cell/>
          <table:table-cell table:content-validation-name="val1"/>
          <table:table-cell table:number-columns-repeated="8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3" office:value-type="string">
            <text:p>Behavior</text:p>
          </table:table-cell>
          <table:table-cell table:style-name="ce3" office:value-type="string">
            <text:p>Type</text:p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/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3" table:formula="oooc:=IF(ISERROR(VLOOKUP(INDIRECT(ADDRESS(ROW()+1;2;1));[Behaviors.A1:.Z31];COLUMN()-1;0));&quot;&quot;;VLOOKUP(INDIRECT(ADDRESS(ROW()+1;2;1));[Behaviors.A1:.Z31];COLUMN()-1;0))">
            <text:p/>
          </table:table-cell>
          <table:table-cell table:style-name="ce2" table:number-columns-repeated="241"/>
        </table:table-row>
        <table:table-row table:style-name="ro1">
          <table:table-cell/>
          <table:table-cell table:content-validation-name="val2"/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/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1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/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1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Weapon</text:p>
          </table:table-cell>
          <table:table-cell table:style-name="ce4" office:value-type="string">
            <text:p>Type</text:p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/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4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1"/>
        </table:table-row>
        <table:table-row table:style-name="ro1">
          <table:table-cell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Weapon</text:p>
          </table:table-cell>
          <table:table-cell table:style-name="ce5" office:value-type="string">
            <text:p>Type</text:p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/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5" table:formula="oooc:=IF(ISERROR(VLOOKUP(INDIRECT(ADDRESS(ROW()+1;2;1));[Weapons.A2:.AE32];COLUMN()-1;0));&quot;&quot;;VLOOKUP(INDIRECT(ADDRESS(ROW()+1;2;1));[Weapons.A2:.AE32];COLUMN()-1;0))">
            <text:p/>
          </table:table-cell>
          <table:table-cell table:style-name="ce2" table:number-columns-repeated="241"/>
        </table:table-row>
        <table:table-row table:style-name="ro1">
          <table:table-cell table:style-name="Default"/>
          <table:table-cell table:content-validation-name="val3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/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1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/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1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/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1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  <table:table-row table:style-name="ro1">
          <table:table-cell table:style-name="ce6" office:value-type="string">
            <text:p>Particle</text:p>
          </table:table-cell>
          <table:table-cell table:style-name="ce6" office:value-type="string">
            <text:p>Type</text:p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/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style-name="ce6" table:formula="oooc:=IF(ISERROR(VLOOKUP(INDIRECT(ADDRESS(ROW()+1;2;1));[Particles.A2:.AE31];COLUMN()-1;0));&quot;&quot;;VLOOKUP(INDIRECT(ADDRESS(ROW()+1;2;1));[Particles.A2:.AE31];COLUMN()-1;0))">
            <text:p/>
          </table:table-cell>
          <table:table-cell table:number-columns-repeated="241"/>
        </table:table-row>
        <table:table-row table:style-name="ro1">
          <table:table-cell table:style-name="Default"/>
          <table:table-cell table:content-validation-name="val4" office:value-type="string">
            <text:p>None</text:p>
          </table:table-cell>
          <table:table-cell table:number-columns-repeated="254"/>
        </table:table-row>
      </table:table>
      <table:table table:name="ImageTypes" table:style-name="ta1" table:print="false">
        <table:table-column table:style-name="co8" table:default-cell-style-name="ce2"/>
        <table:table-row table:style-name="ro1">
          <table:table-cell office:value-type="string">
            <text:p>None</text:p>
          </table:table-cell>
        </table:table-row>
        <table:table-row table:style-name="ro1">
          <table:table-cell office:value-type="string">
            <text:p>Single</text:p>
          </table:table-cell>
        </table:table-row>
        <table:table-row table:style-name="ro1">
          <table:table-cell office:value-type="string">
            <text:p>Flipbook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/>
        </table:table-row>
      </table:table>
      <table:table table:name="Behaviors" table:style-name="ta1" table:print="false">
        <table:table-column table:style-name="co9" table:default-cell-style-name="ce2"/>
        <table:table-column table:style-name="co8" table:default-cell-style-name="Default"/>
        <table:table-column table:style-name="co10" table:default-cell-style-name="Default"/>
        <table:table-row table:style-name="ro1">
          <table:table-cell office:value-type="string">
            <text:p>Approach and Fire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Surround</text:p>
          </table:table-cell>
          <table:table-cell office:value-type="string">
            <text:p>Speed</text:p>
          </table:table-cell>
          <table:table-cell office:value-type="string">
            <text:p>Target Radius</text:p>
          </table:table-cell>
        </table:table-row>
        <table:table-row table:style-name="ro1">
          <table:table-cell office:value-type="string">
            <text:p>Drive By</text:p>
          </table:table-cell>
          <table:table-cell office:value-type="string">
            <text:p>Speed</text:p>
          </table:table-cell>
          <table:table-cell office:value-type="string">
            <text:p>Target Distance</text:p>
          </table:table-cell>
        </table:table-row>
        <table:table-row table:style-name="ro1">
          <table:table-cell office:value-type="string">
            <text:p>Camp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Kamikaze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Pounce and Stalk</text:p>
          </table:table-cell>
          <table:table-cell office:value-type="string">
            <text:p>Speed</text:p>
          </table:table-cell>
          <table:table-cell/>
        </table:table-row>
        <table:table-row table:style-name="ro1">
          <table:table-cell office:value-type="string">
            <text:p>Spinning Top</text:p>
          </table:table-cell>
          <table:table-cell office:value-type="string">
            <text:p>Speed</text:p>
          </table:table-cell>
          <table:table-cell/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eapons" table:style-name="ta1" table:print="false">
        <office:forms form:automatic-focus="false" form:apply-design-mode="false"/>
        <table:table-column table:style-name="co11" table:default-cell-style-name="Default"/>
        <table:table-column table:style-name="co8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>
            <text:p>None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Flamethrow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Spread Angle</text:p>
          </table:table-cell>
          <table:table-cell office:value-type="string">
            <text:p>Firing Rate</text:p>
          </table:table-cell>
        </table:table-row>
        <table:table-row table:style-name="ro1">
          <table:table-cell table:style-name="ce2" office:value-type="string">
            <text:p>MachineGun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HeatSeaker</text:p>
          </table:table-cell>
          <table:table-cell table:style-name="ce10" office:value-type="string">
            <text:p>Image Path</text:p>
          </table:table-cell>
          <table:table-cell table:style-name="ce11" office:value-type="string">
            <text:p>Image Position X</text:p>
          </table:table-cell>
          <table:table-cell table:style-name="ce11" office:value-type="string">
            <text:p>Image Position Y</text:p>
          </table:table-cell>
          <table:table-cell table:style-name="ce11" office:value-type="string">
            <text:p>Fire Position X</text:p>
          </table:table-cell>
          <table:table-cell table:style-name="ce11" office:value-type="string">
            <text:p>Fire Position Y</text:p>
          </table:table-cell>
          <table:table-cell table:style-name="ce11" office:value-type="string">
            <text:p>Rotation Min</text:p>
          </table:table-cell>
          <table:table-cell table:style-name="ce11" office:value-type="string">
            <text:p>Rotation Max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/>
        </table:table-row>
        <table:table-row table:style-name="ro1">
          <table:table-cell table:style-name="ce2" office:value-type="string">
            <text:p>Trebuchet</text:p>
          </table:table-cell>
          <table:table-cell table:style-name="ce10" office:value-type="string">
            <text:p>Image Path</text:p>
          </table:table-cell>
          <table:table-cell office:value-type="string">
            <text:p>Accuracy</text:p>
          </table:table-cell>
          <table:table-cell office:value-type="string">
            <text:p>Damage</text:p>
          </table:table-cell>
          <table:table-cell office:value-type="string">
            <text:p>Distance Max</text:p>
          </table:table-cell>
          <table:table-cell office:value-type="string">
            <text:p>Firing Rate</text:p>
          </table:table-cell>
          <table:table-cell table:style-name="ce12" table:number-columns-repeated="2"/>
          <table:table-cell table:number-columns-repeated="5"/>
        </table:table-row>
        <table:table-row table:style-name="ro1">
          <table:table-cell table:style-name="ce2" office:value-type="string">
            <text:p>SelfDestruct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MineLayer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office:value-type="string">
            <text:p>Max Lifetime</text:p>
          </table:table-cell>
          <table:table-cell office:value-type="string">
            <text:p>Firing Rat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DamageTouch</text:p>
          </table:table-cell>
          <table:table-cell table:style-name="ce10" office:value-type="string">
            <text:p>Image Path</text:p>
          </table:table-cell>
          <table:table-cell office:value-type="string">
            <text:p>Damage</text:p>
          </table:table-cell>
          <table:table-cell table:number-columns-repeated="10"/>
        </table:table-row>
        <table:table-row table:style-name="ro1" table:number-rows-repeated="12">
          <table:table-cell table:style-name="ce2"/>
          <table:table-cell table:number-columns-repeated="12"/>
        </table:table-row>
        <table:table-row table:style-name="ro1" table:number-rows-repeated="65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articles" table:style-name="ta1" table:print="false">
        <table:table-column table:style-name="co8" table:default-cell-style-name="ce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>
            <text:p>Smok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string">
            <text:p>Jet Flame</text:p>
          </table:table-cell>
          <table:table-cell office:value-type="string">
            <text:p>Image Path</text:p>
          </table:table-cell>
          <table:table-cell office:value-type="string">
            <text:p>Image Position X</text:p>
          </table:table-cell>
          <table:table-cell office:value-type="string">
            <text:p>Image Position Y</text:p>
          </table:table-cell>
          <table:table-cell office:value-type="string">
            <text:p>Rotation</text:p>
          </table:table-cell>
          <table:table-cell office:value-type="string">
            <text:p>Speed</text:p>
          </table:table-cell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weapons" table:base-cell-address="$Weapons.$B$20" table:cell-range-address="$Weapons.$A$1:.$A$32"/>
        <table:named-range table:name="behaviors" table:base-cell-address="$Behaviors.$B$19" table:cell-range-address="$Behaviors.$A$1:.$A$32"/>
        <table:named-range table:name="imageTypes" table:base-cell-address="$ImageTypes.$A$3" table:cell-range-address="$ImageTypes.$A$1:.$A$33"/>
        <table:named-range table:name="particles" table:base-cell-address="$Particles.$A$32" table:cell-range-address="$Particles.$A$1:.$A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11/04/2008</text:date>, <text:time>11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Stephen Detwiler</meta:initial-creator>
    <meta:creation-date>2008-08-12T15:10:51</meta:creation-date>
    <dc:creator>Stephen Detwiler</dc:creator>
    <dc:date>2008-11-04T11:15:22</dc:date>
    <meta:editing-cycles>39</meta:editing-cycles>
    <meta:editing-duration>PT18H31M0S</meta:editing-duration>
    <meta:user-defined meta:name="Info 1"/>
    <meta:user-defined meta:name="Info 2"/>
    <meta:user-defined meta:name="Info 3"/>
    <meta:user-defined meta:name="Info 4"/>
    <meta:document-statistic meta:table-count="5" meta:cell-count="234"/>
  </office:meta>
</office:document-meta>
</file>